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risolv_STANDARD</text:p>
          </table:table-cell>
          <table:table-cell table:formula="of:=MAX([.B3:.B100])" office:value-type="float" office:value="7608" calcext:value-type="float">
            <text:p>7608</text:p>
          </table:table-cell>
          <table:table-cell table:formula="of:=AVERAGE([.C3:.C100])" office:value-type="float" office:value="4040694385.125" calcext:value-type="float">
            <text:p>4040694385.125</text:p>
          </table:table-cell>
          <table:table-cell table:formula="of:=AVERAGE([.D3:.D100])" office:value-type="float" office:value="8668616666.125" calcext:value-type="float">
            <text:p>8668616666.125</text:p>
          </table:table-cell>
          <table:table-cell table:formula="of:=AVERAGE([.E3:.E100])" office:value-type="float" office:value="3438238.25" calcext:value-type="float">
            <text:p>3438238.25</text:p>
          </table:table-cell>
          <table:table-cell table:formula="of:=AVERAGE([.F3:.F100])" office:value-type="float" office:value="44687646.75" calcext:value-type="float">
            <text:p>44687646.75</text:p>
          </table:table-cell>
          <table:table-cell table:formula="of:=AVERAGE([.G3:.G100])" office:value-type="float" office:value="40606974.125" calcext:value-type="float">
            <text:p>40606974.125</text:p>
          </table:table-cell>
          <table:table-cell table:formula="of:=AVERAGE([.H3:.H100])" office:value-type="float" office:value="33926018.125" calcext:value-type="float">
            <text:p>33926018.125</text:p>
          </table:table-cell>
          <table:table-cell table:formula="of:=AVERAGE([.I3:.I100])" office:value-type="float" office:value="28.75" calcext:value-type="float">
            <text:p>28.75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466353" calcext:value-type="float">
            <text:p>0.466353</text:p>
          </table:table-cell>
          <table:table-cell table:formula="of:=AVERAGE([.O3:.O100])" office:value-type="float" office:value="3438238.25" calcext:value-type="float">
            <text:p>3438238.25</text:p>
          </table:table-cell>
          <table:table-cell table:formula="of:=AVERAGE([.P3:.P100])" office:value-type="float" office:value="3.00448125" calcext:value-type="float">
            <text:p>3.00448125</text:p>
          </table:table-cell>
          <table:table-cell table:formula="of:=AVERAGE([.Q3:.Q100])" office:value-type="float" office:value="2.729855625" calcext:value-type="float">
            <text:p>2.729855625</text:p>
          </table:table-cell>
          <table:table-cell table:formula="of:=AVERAGE([.R3:.R100])" office:value-type="float" office:value="2.28015925" calcext:value-type="float">
            <text:p>2.28015925</text:p>
          </table:table-cell>
          <table:table-cell table:formula="of:=AVERAGE([.S3:.S100])" office:value-type="float" office:value="1.1" calcext:value-type="float">
            <text:p>1.1</text:p>
          </table:table-cell>
          <table:table-cell table:formula="of:=AVERAGE([.T3:.T100])" office:value-type="float" office:value="1.19875" calcext:value-type="float">
            <text:p>1.19875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1004" calcext:value-type="float">
            <text:p>1004</text:p>
          </table:table-cell>
          <table:table-cell office:value-type="float" office:value="3856955997" calcext:value-type="float">
            <text:p>3856955997</text:p>
          </table:table-cell>
          <table:table-cell office:value-type="float" office:value="8289005945" calcext:value-type="float">
            <text:p>8289005945</text:p>
          </table:table-cell>
          <table:table-cell office:value-type="float" office:value="3419728" calcext:value-type="float">
            <text:p>3419728</text:p>
          </table:table-cell>
          <table:table-cell office:value-type="float" office:value="43074901" calcext:value-type="float">
            <text:p>43074901</text:p>
          </table:table-cell>
          <table:table-cell office:value-type="float" office:value="39071455" calcext:value-type="float">
            <text:p>39071455</text:p>
          </table:table-cell>
          <table:table-cell office:value-type="float" office:value="32561429" calcext:value-type="float">
            <text:p>325614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531" calcext:value-type="float">
            <text:p>0.46531</text:p>
          </table:table-cell>
          <table:table-cell office:value-type="float" office:value="3419728" calcext:value-type="float">
            <text:p>3419728</text:p>
          </table:table-cell>
          <table:table-cell office:value-type="float" office:value="2.74581" calcext:value-type="float">
            <text:p>2.74581</text:p>
          </table:table-cell>
          <table:table-cell office:value-type="float" office:value="2.490611" calcext:value-type="float">
            <text:p>2.490611</text:p>
          </table:table-cell>
          <table:table-cell office:value-type="float" office:value="2.075629" calcext:value-type="float">
            <text:p>2.075629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2007" calcext:value-type="float">
            <text:p>2007</text:p>
          </table:table-cell>
          <table:table-cell office:value-type="float" office:value="4342650364" calcext:value-type="float">
            <text:p>4342650364</text:p>
          </table:table-cell>
          <table:table-cell office:value-type="float" office:value="9321904376" calcext:value-type="float">
            <text:p>9321904376</text:p>
          </table:table-cell>
          <table:table-cell office:value-type="float" office:value="3666750" calcext:value-type="float">
            <text:p>3666750</text:p>
          </table:table-cell>
          <table:table-cell office:value-type="float" office:value="47920579" calcext:value-type="float">
            <text:p>47920579</text:p>
          </table:table-cell>
          <table:table-cell office:value-type="float" office:value="43566353" calcext:value-type="float">
            <text:p>43566353</text:p>
          </table:table-cell>
          <table:table-cell office:value-type="float" office:value="36407787" calcext:value-type="float">
            <text:p>3640778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5854" calcext:value-type="float">
            <text:p>0.465854</text:p>
          </table:table-cell>
          <table:table-cell office:value-type="float" office:value="3666750" calcext:value-type="float">
            <text:p>3666750</text:p>
          </table:table-cell>
          <table:table-cell office:value-type="float" office:value="3.057744" calcext:value-type="float">
            <text:p>3.057744</text:p>
          </table:table-cell>
          <table:table-cell office:value-type="float" office:value="2.779907" calcext:value-type="float">
            <text:p>2.779907</text:p>
          </table:table-cell>
          <table:table-cell office:value-type="float" office:value="2.323129" calcext:value-type="float">
            <text:p>2.323129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3010" calcext:value-type="float">
            <text:p>3010</text:p>
          </table:table-cell>
          <table:table-cell office:value-type="float" office:value="4414335999" calcext:value-type="float">
            <text:p>4414335999</text:p>
          </table:table-cell>
          <table:table-cell office:value-type="float" office:value="9513928345" calcext:value-type="float">
            <text:p>9513928345</text:p>
          </table:table-cell>
          <table:table-cell office:value-type="float" office:value="3725278" calcext:value-type="float">
            <text:p>3725278</text:p>
          </table:table-cell>
          <table:table-cell office:value-type="float" office:value="48440962" calcext:value-type="float">
            <text:p>48440962</text:p>
          </table:table-cell>
          <table:table-cell office:value-type="float" office:value="44086769" calcext:value-type="float">
            <text:p>44086769</text:p>
          </table:table-cell>
          <table:table-cell office:value-type="float" office:value="36888542" calcext:value-type="float">
            <text:p>3688854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3987" calcext:value-type="float">
            <text:p>0.463987</text:p>
          </table:table-cell>
          <table:table-cell office:value-type="float" office:value="3725278" calcext:value-type="float">
            <text:p>3725278</text:p>
          </table:table-cell>
          <table:table-cell office:value-type="float" office:value="3.090949" calcext:value-type="float">
            <text:p>3.090949</text:p>
          </table:table-cell>
          <table:table-cell office:value-type="float" office:value="2.813114" calcext:value-type="float">
            <text:p>2.813114</text:p>
          </table:table-cell>
          <table:table-cell office:value-type="float" office:value="2.353805" calcext:value-type="float">
            <text:p>2.35380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4013" calcext:value-type="float">
            <text:p>4013</text:p>
          </table:table-cell>
          <table:table-cell office:value-type="float" office:value="4308271369" calcext:value-type="float">
            <text:p>4308271369</text:p>
          </table:table-cell>
          <table:table-cell office:value-type="float" office:value="9233612940" calcext:value-type="float">
            <text:p>9233612940</text:p>
          </table:table-cell>
          <table:table-cell office:value-type="float" office:value="3641615" calcext:value-type="float">
            <text:p>3641615</text:p>
          </table:table-cell>
          <table:table-cell office:value-type="float" office:value="47665983" calcext:value-type="float">
            <text:p>47665983</text:p>
          </table:table-cell>
          <table:table-cell office:value-type="float" office:value="43316771" calcext:value-type="float">
            <text:p>43316771</text:p>
          </table:table-cell>
          <table:table-cell office:value-type="float" office:value="36201325" calcext:value-type="float">
            <text:p>362013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6586" calcext:value-type="float">
            <text:p>0.466586</text:p>
          </table:table-cell>
          <table:table-cell office:value-type="float" office:value="3641615" calcext:value-type="float">
            <text:p>3641615</text:p>
          </table:table-cell>
          <table:table-cell office:value-type="float" office:value="3.041498" calcext:value-type="float">
            <text:p>3.041498</text:p>
          </table:table-cell>
          <table:table-cell office:value-type="float" office:value="2.763982" calcext:value-type="float">
            <text:p>2.763982</text:p>
          </table:table-cell>
          <table:table-cell office:value-type="float" office:value="2.309955" calcext:value-type="float">
            <text:p>2.30995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5016" calcext:value-type="float">
            <text:p>5016</text:p>
          </table:table-cell>
          <table:table-cell office:value-type="float" office:value="4258563259" calcext:value-type="float">
            <text:p>4258563259</text:p>
          </table:table-cell>
          <table:table-cell office:value-type="float" office:value="9096137683" calcext:value-type="float">
            <text:p>9096137683</text:p>
          </table:table-cell>
          <table:table-cell office:value-type="float" office:value="3608679" calcext:value-type="float">
            <text:p>3608679</text:p>
          </table:table-cell>
          <table:table-cell office:value-type="float" office:value="47283858" calcext:value-type="float">
            <text:p>47283858</text:p>
          </table:table-cell>
          <table:table-cell office:value-type="float" office:value="42919114" calcext:value-type="float">
            <text:p>42919114</text:p>
          </table:table-cell>
          <table:table-cell office:value-type="float" office:value="35885390" calcext:value-type="float">
            <text:p>358853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8173" calcext:value-type="float">
            <text:p>0.468173</text:p>
          </table:table-cell>
          <table:table-cell office:value-type="float" office:value="3608679" calcext:value-type="float">
            <text:p>3608679</text:p>
          </table:table-cell>
          <table:table-cell office:value-type="float" office:value="3.017115" calcext:value-type="float">
            <text:p>3.017115</text:p>
          </table:table-cell>
          <table:table-cell office:value-type="float" office:value="2.738607" calcext:value-type="float">
            <text:p>2.738607</text:p>
          </table:table-cell>
          <table:table-cell office:value-type="float" office:value="2.289796" calcext:value-type="float">
            <text:p>2.289796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6019" calcext:value-type="float">
            <text:p>6019</text:p>
          </table:table-cell>
          <table:table-cell office:value-type="float" office:value="4371978396" calcext:value-type="float">
            <text:p>4371978396</text:p>
          </table:table-cell>
          <table:table-cell office:value-type="float" office:value="9400739617" calcext:value-type="float">
            <text:p>9400739617</text:p>
          </table:table-cell>
          <table:table-cell office:value-type="float" office:value="3693944" calcext:value-type="float">
            <text:p>3693944</text:p>
          </table:table-cell>
          <table:table-cell office:value-type="float" office:value="48128958" calcext:value-type="float">
            <text:p>48128958</text:p>
          </table:table-cell>
          <table:table-cell office:value-type="float" office:value="43780571" calcext:value-type="float">
            <text:p>43780571</text:p>
          </table:table-cell>
          <table:table-cell office:value-type="float" office:value="36595458" calcext:value-type="float">
            <text:p>365954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5067" calcext:value-type="float">
            <text:p>0.465067</text:p>
          </table:table-cell>
          <table:table-cell office:value-type="float" office:value="3693944" calcext:value-type="float">
            <text:p>3693944</text:p>
          </table:table-cell>
          <table:table-cell office:value-type="float" office:value="3.07104" calcext:value-type="float">
            <text:p>3.07104</text:p>
          </table:table-cell>
          <table:table-cell office:value-type="float" office:value="2.793576" calcext:value-type="float">
            <text:p>2.793576</text:p>
          </table:table-cell>
          <table:table-cell office:value-type="float" office:value="2.335104" calcext:value-type="float">
            <text:p>2.33510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7022" calcext:value-type="float">
            <text:p>7022</text:p>
          </table:table-cell>
          <table:table-cell office:value-type="float" office:value="4351186405" calcext:value-type="float">
            <text:p>4351186405</text:p>
          </table:table-cell>
          <table:table-cell office:value-type="float" office:value="9342262288" calcext:value-type="float">
            <text:p>9342262288</text:p>
          </table:table-cell>
          <table:table-cell office:value-type="float" office:value="3676742" calcext:value-type="float">
            <text:p>3676742</text:p>
          </table:table-cell>
          <table:table-cell office:value-type="float" office:value="47964460" calcext:value-type="float">
            <text:p>47964460</text:p>
          </table:table-cell>
          <table:table-cell office:value-type="float" office:value="43608500" calcext:value-type="float">
            <text:p>43608500</text:p>
          </table:table-cell>
          <table:table-cell office:value-type="float" office:value="36492775" calcext:value-type="float">
            <text:p>364927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5753" calcext:value-type="float">
            <text:p>0.465753</text:p>
          </table:table-cell>
          <table:table-cell office:value-type="float" office:value="3676742" calcext:value-type="float">
            <text:p>3676742</text:p>
          </table:table-cell>
          <table:table-cell office:value-type="float" office:value="3.060544" calcext:value-type="float">
            <text:p>3.060544</text:p>
          </table:table-cell>
          <table:table-cell office:value-type="float" office:value="2.782596" calcext:value-type="float">
            <text:p>2.782596</text:p>
          </table:table-cell>
          <table:table-cell office:value-type="float" office:value="2.328552" calcext:value-type="float">
            <text:p>2.328552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4579" calcext:value-type="float">
            <text:p>34579</text:p>
          </table:table-cell>
          <table:table-cell office:value-type="float" office:value="7608" calcext:value-type="float">
            <text:p>7608</text:p>
          </table:table-cell>
          <table:table-cell office:value-type="float" office:value="2421613292" calcext:value-type="float">
            <text:p>2421613292</text:p>
          </table:table-cell>
          <table:table-cell office:value-type="float" office:value="5151342135" calcext:value-type="float">
            <text:p>5151342135</text:p>
          </table:table-cell>
          <table:table-cell office:value-type="float" office:value="2073170" calcext:value-type="float">
            <text:p>2073170</text:p>
          </table:table-cell>
          <table:table-cell office:value-type="float" office:value="27021473" calcext:value-type="float">
            <text:p>27021473</text:p>
          </table:table-cell>
          <table:table-cell office:value-type="float" office:value="24506260" calcext:value-type="float">
            <text:p>24506260</text:p>
          </table:table-cell>
          <table:table-cell office:value-type="float" office:value="20375439" calcext:value-type="float">
            <text:p>203754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0094" calcext:value-type="float">
            <text:p>0.470094</text:p>
          </table:table-cell>
          <table:table-cell office:value-type="float" office:value="2073170" calcext:value-type="float">
            <text:p>2073170</text:p>
          </table:table-cell>
          <table:table-cell office:value-type="float" office:value="2.95115" calcext:value-type="float">
            <text:p>2.95115</text:p>
          </table:table-cell>
          <table:table-cell office:value-type="float" office:value="2.676452" calcext:value-type="float">
            <text:p>2.676452</text:p>
          </table:table-cell>
          <table:table-cell office:value-type="float" office:value="2.225304" calcext:value-type="float">
            <text:p>2.22530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4:27.911358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4:59.066121443</dc:date>
    <meta:editing-duration>PT4M11S</meta:editing-duration>
    <meta:editing-cycles>3</meta:editing-cycles>
    <meta:generator>LibreOffice/5.1.4.2$Linux_X86_64 LibreOffice_project/10m0$Build-2</meta:generator>
    <meta:document-statistic meta:table-count="1" meta:cell-count="200" meta:object-count="0"/>
  </office:meta>
</office:document-meta>
</file>